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2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/>
          <table:table-cell/>
          <table:table-cell table:style-name="ce5" office:value-type="string" calcext:value-type="string">
            <text:p>Tiempos (h)</text:p>
          </table:table-cell>
        </table:table-row>
        <table:table-row table:style-name="ro1">
          <table:table-cell table:style-name="ce7" office:value-type="date" office:date-value="2022-06-03" calcext:value-type="date">
            <text:p>03/06/2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esarrollo</text:p>
          </table:table-cell>
          <table:table-cell table:style-name="ce3" table:formula="of:=SUM([.C$3])" office:value-type="float" office:value="6" calcext:value-type="float">
            <text:p>6</text:p>
          </table:table-cell>
          <table:table-cell/>
          <table:table-cell table:style-name="ce1" office:value-type="float" office:value="2022" calcext:value-type="float">
            <text:p>2022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/>
          <table:table-cell/>
          <table:table-cell table:style-name="ce4" table:formula="of:=SUM([.C$3:.C$125])" office:value-type="float" office:value="132.5" calcext:value-type="float">
            <text:p>132,5</text:p>
          </table:table-cell>
        </table:table-row>
        <table:table-row table:style-name="ro1">
          <table:table-cell table:style-name="ce7" office:value-type="date" office:date-value="2022-06-04" calcext:value-type="date" table:number-columns-spanned="1" table:number-rows-spanned="4">
            <text:p>04/06/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5:.C$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/>
          <table:table-cell table:style-name="ce1" office:value-type="float" office:value="2023" calcext:value-type="float">
            <text:p>2023</text:p>
          </table:table-cell>
        </table:table-row>
        <table:table-row table:style-name="ro1">
          <table:covered-table-cell table:style-name="ce7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/>
          <table:table-cell table:style-name="ce4" table:formula="of:=SUM([.C$127:.C$998])" office:value-type="float" office:value="33.75" calcext:value-type="float">
            <text:p>33,8</text:p>
          </table:table-cell>
        </table:table-row>
        <table:table-row table:style-name="ro1">
          <table:covered-table-cell table:style-name="ce7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/>
          <table:table-cell/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7" office:value-type="date" office:date-value="2022-06-05" calcext:value-type="date" table:number-columns-spanned="1" table:number-rows-spanned="2">
            <text:p>05/06/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esarrollo</text:p>
          </table:table-cell>
          <table:table-cell table:formula="of:=SUM([.C$10:.C$11])" office:value-type="float" office:value="5" calcext:value-type="float" table:number-columns-spanned="1" table:number-rows-spanned="2">
            <text:p>5</text:p>
          </table:table-cell>
          <table:table-cell/>
          <table:table-cell table:style-name="ce4" table:formula="of:=SUM([.C$3:.C$998])" office:value-type="float" office:value="166.25" calcext:value-type="float">
            <text:p>166,3</text:p>
          </table:table-cell>
        </table:table-row>
        <table:table-row table:style-name="ro1">
          <table:covered-table-cell table:style-name="ce7"/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  <table:table-cell table:style-name="ce1" office:value-type="string" calcext:value-type="string">
            <text:p>Promedio diario</text:p>
          </table:table-cell>
        </table:table-row>
        <table:table-row table:style-name="ro1">
          <table:table-cell table:style-name="ce7" office:value-type="date" office:date-value="2022-06-06" calcext:value-type="date" table:number-columns-spanned="1" table:number-rows-spanned="4">
            <text:p>06/06/2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13:.C$16])" office:value-type="float" office:value="7" calcext:value-type="float" table:number-columns-spanned="1" table:number-rows-spanned="4">
            <text:p>7</text:p>
          </table:table-cell>
          <table:table-cell/>
          <table:table-cell table:style-name="ce4" table:formula="of:=AVERAGE([.E$3:.E$998])" office:value-type="float" office:value="3.77840909090909" calcext:value-type="float">
            <text:p>3,8</text:p>
          </table:table-cell>
        </table:table-row>
        <table:table-row table:style-name="ro1">
          <table:covered-table-cell table:style-name="ce7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/>
          <table:table-cell table:style-name="ce5" office:value-type="string" calcext:value-type="string">
            <text:p>Tareas</text:p>
          </table:table-cell>
        </table:table-row>
        <table:table-row table:style-name="ro1">
          <table:covered-table-cell table:style-name="ce7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/>
          <table:table-cell table:style-name="ce1" office:value-type="string" calcext:value-type="string">
            <text:p>Desarrollo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/>
          <table:table-cell/>
          <table:table-cell table:style-name="ce11" table:formula="of:=COUNTIF([.D$3:.D$998];&quot;Desarrollo&quot;)" office:value-type="float" office:value="76" calcext:value-type="float">
            <text:p>76</text:p>
          </table:table-cell>
        </table:table-row>
        <table:table-row table:style-name="ro1">
          <table:table-cell table:style-name="ce7" office:value-type="date" office:date-value="2022-06-07" calcext:value-type="date" table:number-columns-spanned="1" table:number-rows-spanned="2">
            <text:p>07/06/2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18:.C$19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7" calcext:value-type="date">
            <text:p>07/06/22</text:p>
          </table:covered-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/>
          <table:table-cell table:style-name="ce1" office:value-type="string" calcext:value-type="string">
            <text:p>Arreglo/corrección</text:p>
          </table:table-cell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  <table:table-cell table:style-name="ce11" table:formula="of:=COUNTIF([.D$3:.D$998];&quot;Arreglo/corrección&quot;)" office:value-type="float" office:value="41" calcext:value-type="float">
            <text:p>41</text:p>
          </table:table-cell>
        </table:table-row>
        <table:table-row table:style-name="ro1">
          <table:table-cell table:style-name="ce7" office:value-type="date" office:date-value="2022-06-08" calcext:value-type="date" table:number-columns-spanned="1" table:number-rows-spanned="4">
            <text:p>08/06/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21:.C$24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09" calcext:value-type="date" table:number-columns-spanned="1" table:number-rows-spanned="7">
            <text:p>09/06/2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26:.C$32])" office:value-type="float" office:value="9" calcext:value-type="float" table:number-columns-spanned="1" table:number-rows-spanned="7">
            <text:p>9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32" calcext:value-type="float">
            <text:p>32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11" calcext:value-type="date" table:number-columns-spanned="1" table:number-rows-spanned="3">
            <text:p>11/06/2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34:.C$36])" office:value-type="float" office:value="5" calcext:value-type="float" table:number-columns-spanned="1" table:number-rows-spanned="3">
            <text:p>5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13" calcext:value-type="date">
            <text:p>13/06/2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table-cell table:style-name="ce3" table:formula="of:=SUM([.C$38]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14" calcext:value-type="date" table:number-columns-spanned="1" table:number-rows-spanned="3">
            <text:p>14/06/2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table-cell table:formula="of:=SUM([.C$40:.C$42])" office:value-type="float" office:value="6" calcext:value-type="float" table:number-columns-spanned="1" table:number-rows-spanned="3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16" calcext:value-type="date" table:number-columns-spanned="1" table:number-rows-spanned="2">
            <text:p>16/06/2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44:.C$45])" office:value-type="float" office:value="6" calcext:value-type="float" table:number-columns-spanned="1" table:number-rows-spanned="2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17" calcext:value-type="date">
            <text:p>17/06/2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esarrollo</text:p>
          </table:table-cell>
          <table:table-cell table:style-name="ce3" table:formula="of:=SUM([.C$4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20" calcext:value-type="date" table:number-columns-spanned="1" table:number-rows-spanned="4">
            <text:p>20/06/2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esarrollo</text:p>
          </table:table-cell>
          <table:table-cell table:formula="of:=SUM([.C$49:.C$52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21" calcext:value-type="date">
            <text:p>21/06/2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esarrollo</text:p>
          </table:table-cell>
          <table:table-cell table:style-name="ce3" table:formula="of:=SUM([.C$5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22" calcext:value-type="date" table:number-columns-spanned="1" table:number-rows-spanned="2">
            <text:p>22/06/2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56:.C$57])" office:value-type="float" office:value="1" calcext:value-type="float" table:number-columns-spanned="1" table:number-rows-spanned="2">
            <text:p>1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23" calcext:value-type="date" table:number-columns-spanned="1" table:number-rows-spanned="2">
            <text:p>23/06/2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59:.C$6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25" calcext:value-type="date" table:number-columns-spanned="1" table:number-rows-spanned="4">
            <text:p>25/06/2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62:.C$65])" office:value-type="float" office:value="4.5" calcext:value-type="float" table:number-columns-spanned="1" table:number-rows-spanned="4">
            <text:p>4,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47" calcext:value-type="float">
            <text:p>47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26" calcext:value-type="date" table:number-columns-spanned="1" table:number-rows-spanned="5">
            <text:p>26/06/2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67:.C$71])" office:value-type="float" office:value="7" calcext:value-type="float" table:number-columns-spanned="1" table:number-rows-spanned="5">
            <text:p>7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54" calcext:value-type="float">
            <text:p>54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27" calcext:value-type="date" table:number-columns-spanned="1" table:number-rows-spanned="3">
            <text:p>27/06/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73:.C$75])" office:value-type="float" office:value="3" calcext:value-type="float" table:number-columns-spanned="1" table:number-rows-spanned="3">
            <text:p>3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28" calcext:value-type="date" table:number-columns-spanned="1" table:number-rows-spanned="4">
            <text:p>28/06/2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77:.C$80])" office:value-type="float" office:value="2.5" calcext:value-type="float" table:number-columns-spanned="1" table:number-rows-spanned="4">
            <text:p>2,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30" calcext:value-type="date" table:number-columns-spanned="1" table:number-rows-spanned="2">
            <text:p>30/06/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table-cell table:formula="of:=SUM([.C$82:.C$83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7-09" calcext:value-type="date" table:number-columns-spanned="1" table:number-rows-spanned="4">
            <text:p>09/07/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table-cell table:formula="of:=SUM([.C$85:.C$8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7-10" calcext:value-type="date" table:number-columns-spanned="1" table:number-rows-spanned="3">
            <text:p>10/07/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90:.C$92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51" calcext:value-type="float">
            <text:p>51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7-11" calcext:value-type="date" table:number-columns-spanned="1" table:number-rows-spanned="3">
            <text:p>11/07/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table-cell table:style-name="ce9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7-12" calcext:value-type="date" table:number-columns-spanned="1" table:number-rows-spanned="2">
            <text:p>12/07/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table-cell table:formula="of:=SUM([.C$98:.C$99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54" calcext:value-type="float">
            <text:p>54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7-13" calcext:value-type="date">
            <text:p>13/07/2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table-cell table:style-name="ce3" table:formula="of:=SUM([.C$1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7-16" calcext:value-type="date" table:number-columns-spanned="1" table:number-rows-spanned="3">
            <text:p>16/07/2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103:.C$105])" office:value-type="float" office:value="4" calcext:value-type="float" table:number-columns-spanned="1" table:number-rows-spanned="3">
            <text:p>4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7-22" calcext:value-type="date" table:number-columns-spanned="1" table:number-rows-spanned="2">
            <text:p>22/07/2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107:.C$10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7-23" calcext:value-type="date" table:number-columns-spanned="1" table:number-rows-spanned="2">
            <text:p>23/07/2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110:.C$111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47" calcext:value-type="float">
            <text:p>47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7-24" calcext:value-type="date" table:number-columns-spanned="1" table:number-rows-spanned="3">
            <text:p>24/07/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113:.C$115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7-27" calcext:value-type="date" table:number-columns-spanned="1" table:number-rows-spanned="2">
            <text:p>27/07/2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117:.C$118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7-28" calcext:value-type="date" table:number-columns-spanned="1" table:number-rows-spanned="6">
            <text:p>28/07/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table-cell table:formula="of:=SUM([.C$120:.C$125])" office:value-type="float" office:value="5" calcext:value-type="float" table:number-columns-spanned="1" table:number-rows-spanned="6">
            <text:p>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47" calcext:value-type="float">
            <text:p>47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3-01-30" calcext:value-type="date">
            <text:p>30/01/2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table-cell table:style-name="ce3" table:formula="of:=SUM([.C$1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3-01-31" calcext:value-type="date" table:number-columns-spanned="1" table:number-rows-spanned="2">
            <text:p>31/01/2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129:.C$13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3-02-01" calcext:value-type="date">
            <text:p>01/02/2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table-cell table:style-name="ce3" table:formula="of:=SUM([.C$1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2-02" calcext:value-type="date" table:number-columns-spanned="1" table:number-rows-spanned="2">
            <text:p>02/02/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table-cell table:formula="of:=SUM([.C$134:.C$135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2-03" calcext:value-type="date" table:number-columns-spanned="1" table:number-rows-spanned="2">
            <text:p>03/02/2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137:.C$13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3-02-05" calcext:value-type="date" table:number-columns-spanned="1" table:number-rows-spanned="3">
            <text:p>05/02/2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140:.C$142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53" calcext:value-type="float">
            <text:p>53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3-02-06" calcext:value-type="date" table:number-columns-spanned="1" table:number-rows-spanned="2">
            <text:p>06/02/2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144:.C$145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56" calcext:value-type="float">
            <text:p>56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3-02-08" calcext:value-type="date" table:number-columns-spanned="1" table:number-rows-spanned="2">
            <text:p>08/02/2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147:.C$14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47" calcext:value-type="float">
            <text:p>47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3-02-09" calcext:value-type="date" table:number-columns-spanned="1" table:number-rows-spanned="2">
            <text:p>09/02/2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150:.C$151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3-02-10" calcext:value-type="date" table:number-columns-spanned="1" table:number-rows-spanned="2">
            <text:p>10/02/2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153:.C$154])" office:value-type="float" office:value="8" calcext:value-type="float" table:number-columns-spanned="1" table:number-rows-spanned="2">
            <text:p>8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46" calcext:value-type="float">
            <text:p>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3-02-12" calcext:value-type="date">
            <text:p>12/02/2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table-cell table:style-name="ce3" table:formula="of:=SUM([.C$156]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3-02-13" calcext:value-type="date" table:number-columns-spanned="1" table:number-rows-spanned="5">
            <text:p>13/02/2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esarrollo</text:p>
          </table:table-cell>
          <table:table-cell table:formula="of:=SUM([.C$158:.C$162])" office:value-type="float" office:value="5.25" calcext:value-type="float" table:number-columns-spanned="1" table:number-rows-spanned="5">
            <text:p>5,2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 table:number-rows-repeated="104841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3T21:54:07.840000000</dc:date>
    <meta:editing-duration>PT9H30M23S</meta:editing-duration>
    <meta:editing-cycles>93</meta:editing-cycles>
    <meta:generator>LibreOffice/7.4.3.2$Windows_X86_64 LibreOffice_project/1048a8393ae2eeec98dff31b5c133c5f1d08b890</meta:generator>
    <meta:document-statistic meta:table-count="1" meta:cell-count="464" meta:object-count="0"/>
  </office:meta>
</office:document-meta>
</file>